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text-properties officeooo:rsid="006905bd" officeooo:paragraph-rsid="006b8d60"/>
    </style:style>
    <style:style style:name="P17" style:family="paragraph" style:parent-style-name="Text_20_body">
      <style:text-properties officeooo:rsid="006905bd" officeooo:paragraph-rsid="006d8b6c"/>
    </style:style>
    <style:style style:name="P18" style:family="paragraph" style:parent-style-name="Text_20_body">
      <style:text-properties officeooo:rsid="006905bd" officeooo:paragraph-rsid="007112b4"/>
    </style:style>
    <style:style style:name="P19" style:family="paragraph" style:parent-style-name="Text_20_body">
      <style:text-properties officeooo:rsid="006905bd" officeooo:paragraph-rsid="00740fac"/>
    </style:style>
    <style:style style:name="P20" style:family="paragraph" style:parent-style-name="Text_20_body">
      <style:text-properties officeooo:rsid="006905bd" officeooo:paragraph-rsid="0075ee55"/>
    </style:style>
    <style:style style:name="P21" style:family="paragraph" style:parent-style-name="Text_20_body">
      <style:text-properties officeooo:rsid="0075ee55" officeooo:paragraph-rsid="0075ee55"/>
    </style:style>
    <style:style style:name="P22" style:family="paragraph" style:parent-style-name="Text_20_body">
      <style:text-properties officeooo:rsid="0075ee55" officeooo:paragraph-rsid="0076702b"/>
    </style:style>
    <style:style style:name="P23" style:family="paragraph" style:parent-style-name="Text_20_body">
      <style:text-properties officeooo:rsid="0075ee55" officeooo:paragraph-rsid="00780e35"/>
    </style:style>
    <style:style style:name="P24" style:family="paragraph" style:parent-style-name="Text_20_body">
      <style:text-properties officeooo:rsid="0075ee55" officeooo:paragraph-rsid="007a661c"/>
    </style:style>
    <style:style style:name="P25" style:family="paragraph" style:parent-style-name="Text_20_body">
      <style:text-properties officeooo:rsid="0075ee55" officeooo:paragraph-rsid="007bf031"/>
    </style:style>
    <style:style style:name="P26" style:family="paragraph" style:parent-style-name="Text_20_body">
      <style:text-properties officeooo:rsid="0075ee55" officeooo:paragraph-rsid="007ddd1f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075ee55" officeooo:paragraph-rsid="00184242"/>
    </style:style>
    <style:style style:name="P28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9" style:family="paragraph" style:parent-style-name="Text_20_body">
      <style:text-properties officeooo:rsid="0075ee55" officeooo:paragraph-rsid="008128f6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75dcf9"/>
    </style:style>
    <style:style style:name="T16" style:family="text">
      <style:text-properties officeooo:rsid="0076702b"/>
    </style:style>
    <style:style style:name="T17" style:family="text">
      <style:text-properties officeooo:rsid="00780e35"/>
    </style:style>
    <style:style style:name="T18" style:family="text">
      <style:text-properties officeooo:rsid="00787637"/>
    </style:style>
    <style:style style:name="T19" style:family="text">
      <style:text-properties officeooo:rsid="007a661c"/>
    </style:style>
    <style:style style:name="T20" style:family="text">
      <style:text-properties officeooo:rsid="007bf031"/>
    </style:style>
    <style:style style:name="T21" style:family="text">
      <style:text-properties officeooo:rsid="007f7caf"/>
    </style:style>
    <style:style style:name="T22" style:family="text">
      <style:text-properties officeooo:rsid="008128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27"/>
      <text:p text:style-name="P29"><text:span text:style-name="T22">21.09.2019 - Fixes at chapter 7.2.8.8 and 7.2.8.9</text:span></text:p>
      <text:p text:style-name="P29">20.09.2019 - Added chapter 7.2.8.8 Editors - 3D View - Header - Edit mode - Control points menu.pdf<text:span text:style-name="T21">, 7.2.8.9 Editors - 3D View - Header - Curve - Edit mode - Segments menu.pdf, renamed chapter 7.2.8.2 up to 7.2.8.8</text:span></text:p>
      <text:p text:style-name="P26">1<text:span text:style-name="T20">9</text:span>.09.2019 - Added chapter 7.2.8.7 Editors - 3D View - Header - Edit mode - Curve menu.pdf</text:p>
      <text:p text:style-name="P25">1<text:span text:style-name="T19">8</text:span>.09.2019 - Added chapter 7.2.8.6 Editors - 3D View - Header - Edit mode - UV menu.pdf</text:p>
      <text:p text:style-name="P24">1<text:span text:style-name="T18">7</text:span>.09.2019 - Added chapter 7.2.8.5 Editors - 3D View - Header - Edit mode - Faces menu.pdf</text:p>
      <text:p text:style-name="P23">1<text:span text:style-name="T17">6</text:span>.09.2019 - Added chapter 7.2.8.4 Editors - 3D View - Header - Edit mode - Edge Menu.pdf</text:p>
      <text:p text:style-name="P22">1<text:span text:style-name="T16">5</text:span>.09.2019 - Added chapter 7.2.8.3 Editors - 3D View - Header - Edit Mode - Vertex Menu.pdf</text:p>
      <text:p text:style-name="P21">13.09.2019 - Added chapter 7.2.8.2 Editors - 3D View - Header - Edit mode - Mesh menu.pdf</text:p>
      <text:p text:style-name="P20">0<text:span text:style-name="T15">5</text:span>.09.2019 - Updated chapter 7.2.8.1 Editors - 3D View - Header - Edit mode - Add menu<text:span text:style-name="T15">. Small fixes at 7.2.7 Editors - 3D View - Header - Object menu and 35 Bforartists History</text:span></text:p>
      <text:p text:style-name="P19">03.09.2019 - Updated chapter 24 Editors - Outliner</text:p>
      <text:p text:style-name="P19">02.09.2019 - Added chapter 7.2.7 Editors - 3D View - Header - Object menu</text:p>
      <text:p text:style-name="P18">23.08.2019 - Added chapter 7.2.6 Editors - 3D View - Header - Add Menu</text:p>
      <text:p text:style-name="P17">23.08.2019 - Added chapter 7.2.5 Editors - 3D View - Header - Select Menu</text:p>
      <text:p text:style-name="P17">1<text:span text:style-name="T14">8</text:span>.08.2019 - Added chapter 7.2.4 Editors - 3D View - Header - Navigation Menu</text:p>
      <text:p text:style-name="P16">1<text:span text:style-name="T13">7</text:span>.08.2019 - Added chapter 7.2.3 Editors - 3D View - Header - View Menu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<text:soft-page-break/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3M17S</meta:editing-duration>
    <meta:editing-cycles>102</meta:editing-cycles>
    <meta:generator>LibreOffice/6.3.0.4$Windows_X86_64 LibreOffice_project/057fc023c990d676a43019934386b85b21a9ee99</meta:generator>
    <dc:date>2019-09-21T12:47:16.992000000</dc:date>
    <meta:document-statistic meta:table-count="1" meta:image-count="0" meta:object-count="0" meta:page-count="2" meta:paragraph-count="54" meta:word-count="636" meta:character-count="3645" meta:non-whitespace-character-count="3058"/>
    <meta:template xlink:type="simple" xlink:actuate="onRequest" xlink:title="standard1cm" xlink:href="../../../../AppData/Roaming/LibreOffice/4/user/template/standard1cm.ott" meta:date="2016-03-28T18:47:57.125000000"/>
  </office:meta>
</office:document-meta>
</file>